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paragraph-properties fo:text-align="center" style:justify-single-word="false"/>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Top Level Design</text:p>
      <text:p text:style-name="P1"/>
      <text:p text:style-name="P2"><text:tab/>The original top level design of circuit for this project was significantly altered to reduce power consumption. <text:s/>These improvements come from several properties of the specific PRSG given for the assignment.</text:p>
      <text:p text:style-name="Standard"><text:tab/>First, because the first and third registers in the original schematic are used to produce the output, the chain of registers can be split into an 'odd' path and an 'even' path and clocking each of these paths on alternating rising edges of the global clock. <text:s/>The output is produced by multiplexing the output of the even and odd paths. <text:s/>Because the registers do not change on every rising edge of the clock, the output of each XOR gate has an entire clock cycle to propagate to the multiplexer before it is needed. <text:s/>To implement this design, 3 registers are needed on each path, giving a total of 6 registers. <text:s/>This design is beneficial because it reduces the effective clock rate of the registers by half and allows the bit to be output an additional clock cycle to propagate.</text:p>
      <text:p text:style-name="P2"><text:tab/>Second, by using a latch based design, the total number of latches used in the circuit can be reduced by 1/3. <text:s/>To achieve this reduction, a 4-phase non-overlapping clock must be produced, where the phase changes on both the rising and falling edges of the global clock. <text:s/>To demonstrate this reduction, consider the case of storing 3 bits. <text:s/>A register based design would need 3 registers (and therefore 6 latches) to hold all the data. <text:s/>A latch based design can store the data in 4 latches, where each latch is connected to a different phase of a 4-phase clock. <text:s/>In this case, one latch is accepting data at all times, and each of the other 3 are holding data. <text:s/>So, 6 latches in a register based design perform the same functionality as 4 latches in a purely latch based design.</text:p>
      <text:p text:style-name="P2"><text:tab/>The top level design presented in #### was created by using a latch based design with even and odd paths. <text:s/>The total design requires 7 latches. <text:s/>Four latches can store 3 bits, <text:s/>and both the even and odd chains must store 3 bits. <text:s/>This would result in 8 latches; however, the last latch in each chain can be shared between both chains. <text:s/>This design requires a 4-phase non-overlapping clock. <text:s/>In the following discussion of the design, the latches in the odd chain shall be called Q1, Q3, and Q5, and the latches in the odd chain shall be called Q2, Q4, and Q6. <text:s/>The shared latch will be called Q7. <text:s/>Q1 through Q4 roughly correspond to the registers in the original design, so the XOR of Q1-Q3 and Q2-Q4 will be one of the bits in the pseudo-random sequence. <text:s/>The sequence of events for the circuit is summarized in Table 1, below. <text:s/>At any given time, two latches do not contain valid data, so a total of 5 bits are valid at any given time (as should be expected when compared to a register based design). <text:s/>Two sequences of data writes are occuring with one clock cycle delay between the two: <text:s/>{1, 3, 5, 7} and {2, 4, 6, 7}. <text:s/>In this design, the output of an XOR gate does not have a full extra clock cycle to propagate, because one of the latches is being written at the falling edge of the clock, however, an extra half clock cycle is still available.</text:p>
      <text:p text:style-name="P2"/>
      <table:table table:name="Table1" table:style-name="Table1">
        <table:table-column table:style-name="Table1.A" table:number-columns-repeated="3"/>
        <table:table-row>
          <table:table-cell table:style-name="Table1.A1" office:value-type="string">
            <text:p text:style-name="P3">Clock Phase/Global Clock State</text:p>
          </table:table-cell>
          <table:table-cell table:style-name="Table1.A1" office:value-type="string">
            <text:p text:style-name="P3">Output</text:p>
          </table:table-cell>
          <table:table-cell table:style-name="Table1.C1" office:value-type="string">
            <text:p text:style-name="P3">Latches being written</text:p>
          </table:table-cell>
        </table:table-row>
        <table:table-row>
          <table:table-cell table:style-name="Table1.A2" office:value-type="string">
            <text:p text:style-name="P3">1/High</text:p>
          </table:table-cell>
          <table:table-cell table:style-name="Table1.A2" office:value-type="string">
            <text:p text:style-name="P3">Q1 XOR Q3</text:p>
          </table:table-cell>
          <table:table-cell table:style-name="Table1.C2" office:value-type="string">
            <text:p text:style-name="P3">2, 5</text:p>
          </table:table-cell>
        </table:table-row>
        <table:table-row>
          <table:table-cell table:style-name="Table1.A2" office:value-type="string">
            <text:p text:style-name="P3">2/Low</text:p>
          </table:table-cell>
          <table:table-cell table:style-name="Table1.A2" office:value-type="string">
            <text:p text:style-name="P3">Q1 XOR Q3</text:p>
          </table:table-cell>
          <table:table-cell table:style-name="Table1.C2" office:value-type="string">
            <text:p text:style-name="P3">4, 7</text:p>
          </table:table-cell>
        </table:table-row>
        <table:table-row>
          <table:table-cell table:style-name="Table1.A2" office:value-type="string">
            <text:p text:style-name="P3">3/High</text:p>
          </table:table-cell>
          <table:table-cell table:style-name="Table1.A2" office:value-type="string">
            <text:p text:style-name="P3">Q2 XOR Q4</text:p>
          </table:table-cell>
          <table:table-cell table:style-name="Table1.C2" office:value-type="string">
            <text:p text:style-name="P3">6, 1</text:p>
          </table:table-cell>
        </table:table-row>
        <table:table-row>
          <table:table-cell table:style-name="Table1.A2" office:value-type="string">
            <text:p text:style-name="P3">4/Low</text:p>
          </table:table-cell>
          <table:table-cell table:style-name="Table1.A2" office:value-type="string">
            <text:p text:style-name="P3">Q2 XOR Q4</text:p>
          </table:table-cell>
          <table:table-cell table:style-name="Table1.C2" office:value-type="string">
            <text:p text:style-name="P3">7, 3</text:p>
          </table:table-cell>
        </table:table-row>
      </table:table>
      <text:p text:style-name="P2">Table 1: <text:s/>Sequence of Events</text:p>
      <text:p text:style-name="P2"/>
      <text:p text:style-name="P2"><text:tab/>The latches selected for this design were dynamic not-D latches. <text:s/>By making the latches inverting, a static inverter is saved between each stage. <text:s/>Dynamic latches were chosen because they <text:soft-page-break/>require much less power to switch and the data needs to be stored only briefly. <text:s/>The schematic can be seen in ####. <text:s/>The inversion between Q1-Q3 and Q2-Q4 requires a slight modification of the output circuitry.</text:p>
      <text:p text:style-name="P2"/>
      <text:p text:style-name="P1">Output Circuitry</text:p>
      <text:p text:style-name="P2"/>
      <text:p text:style-name="P2"><text:tab/>The output circuitry can be seen in the top level view of the schematic (####). <text:s/>It is significantly altered from the original design in the project assignment. <text:s/>First, as the data in Q1 will be the inverted from the value that it read from Q3, the XOR gate in the project assignment must be converted to an XNOR gate. <text:s/>This is a very superficial change because an XOR gate internally inverts one of the signals. <text:s/>Also, because the latches used in this design are not static, Q1-Q4 require static inverters to drive the XNOR gate. <text:s/>Lastly, a transmission gate multiplexer and additional buffering were added. <text:s/>One of the inverters in the buffer occurs before the multiplexer to reduce propagation delay.</text:p>
      <text:p text:style-name="P2"><text:tab/>The connections to the input terminals of the XNOR gate, as seen in ####, are also important. <text:s/>Because one input terminal has an additional inverter to propagate through, that terminal has additional propagation delay. <text:s/>Q1 and Q2 were connected to this terminal, because they are stable before Q3 and Q4.</text:p>
      <text:p text:style-name="P2"><text:tab/></text:p>
      <text:p text:style-name="P1">Sequencer Circuit</text:p>
      <text:p text:style-name="P1"/>
      <text:p text:style-name="P1"><text:tab/><text:span text:style-name="T1">The sequencer circuit produces the 4-phase non-overlapping clock signals and the signals that control the output multiplexer. <text:s/>It can be seen in ####. <text:s/>The three sections of the circuit are: differential clock generator, 4-phase clock generator, and divided clock generator (divide by 2).</text:span></text:p>
      <text:p text:style-name="P1"><text:span text:style-name="T1"><text:tab/>The five inverters produce a differential clock signal. <text:s/>The sizes of the cross coupled inverters control the amount of clock skew in the circuit's output. <text:s/>The larger they are in comparison to the other inverters, the lower the clock skew. <text:s/>This section of the circuit was sized so to drive only the 4-phase clock generator.</text:span></text:p>
      <text:p text:style-name="P1"><text:span text:style-name="T1"><text:tab/>The 4-phase clock generator is very similar to a typical 2-phase non-overlapping clock generator. <text:s/>Because the circuit is implemented with NAND gates, the clock phases pulse low. <text:s/>Each phase cannot fall until both of the two previous stages have risen, and the clock signal is used to synchronize the phases to the differential clock. <text:s/>The sequencer circuit also generates the complement of the 4-phase clock signals using inverters.</text:span></text:p>
      <text:p text:style-name="P1"><text:span text:style-name="T1"><text:tab/>The NAND3 gate used for the 4 phase clock generator, as seen in ####, is not typical; the only PMOS needed is the one attached to the differential clock. <text:s/>The other two PMOS can be removed because they are disabled on the <text:s/>rising edge. <text:s/>These 2 PMOS would account for a substantial portion of the total capacitance of the 4-phase clock generator if they were not removed.</text:span></text:p>
      <text:p text:style-name="P1"><text:span text:style-name="T1"><text:tab/>The divided clock generator produces the signals that control the output multiplexers at the top level. <text:s/>It can be seen in #### (the pair of charge pumps). It was originally implemented as 2 NAND2 gates, where each gate produces either the divided clock or its complement. <text:s/>However, because each phase is mutually exclusive, each NAND gate simplifies to a charge pump.</text:span></text:p>
      <text:p text:style-name="P1"><text:span text:style-name="T1"><text:tab/></text:span><text:line-break/>Reset Circuit</text:p>
      <text:p text:style-name="P1"/>
      <text:p text:style-name="P1"><text:tab/><text:span text:style-name="T1">When desigining the reset circuitry, the goal was to use the clock signal as little as possible to minimize power consumption. <text:s/>Because the reset is assumed to switch very seldom, it does not contribute signifcantly to total power usage. <text:s/>Additionally, the internal reset signal must be high for only the first half of the clock cycle because data is being written on both the rising and falling edges of the clock.</text:span></text:p>
      <text:p text:style-name="P1"><text:span text:style-name="T1"><text:tab/>The final design for the reset circuitry, as seen in ####, <text:s/>meets both these specifications. <text:s/>It </text:span><text:soft-page-break/><text:span text:style-name="T1">consists of a rising edge detector, an SR-latch, a not-D latch, a NAND gate, and drive/delay circuitry. <text:s/>The SR-latch is set on the rising edge of the reset signal. <text:s/>The not-D register and NAND gate delay the internal reset signal until the next clock rising edge. <text:s/>The internal reset signal pulls each latch (in the top level schematic) either high or low and resets the SR-latch. <text:s/>The only load presented to the clock is the not-D latch and the NAND gate. <text:s/>The circuit will not switch at all unless a rising edge has been detected on the external reset signal.</text:span></text:p>
      <text:p text:style-name="P1"><text:span text:style-name="T1"><text:tab/>The SR-latch is implemented as a static latch because the circuit might not be reset for a long time, whereas the not-D latch is dynamic because a rising edge must be checked for on every clock cycle.</text:span></text:p>
      <text:p text:style-name="P1"/>
      <text:p text:style-name="P1">Layout</text:p>
      <text:p text:style-name="P1"/>
      <text:p text:style-name="P1">Simulation Results</text:p>
      <text:p text:style-name="P1"/>
      <text:p text:style-name="P1">Power Consumption</text:p>
      <text:p text:style-name="P2"/>
      <text:p text:style-name="P2"><text:tab/>The power spent on latches in this design is dramatically lower than in a register based design. <text:s/>The original design requires 20 latches to be written in two clock cycles, whereas this design only requires 8 latches to be written. <text:s/>However, this design has a reasonable amount of overhead associated with producing the 4-phase clock, and multiplexing the outputs. <text:s/></text:p>
      <text:p text:style-name="P1"/>
      <text:p text:style-name="P1">Group Contribut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Mertens</meta:initial-creator>
    <meta:creation-date>2010-12-06T09:53:08</meta:creation-date>
    <dc:date>2010-12-06T12:40:14</dc:date>
    <dc:creator>Robert Mertens</dc:creator>
    <meta:editing-duration>PT02H47M06S</meta:editing-duration>
    <meta:editing-cycles>69</meta:editing-cycles>
    <meta:generator>OpenOffice.org/3.2$Unix OpenOffice.org_project/320m18$Build-9502</meta:generator>
    <meta:document-statistic meta:table-count="1" meta:image-count="0" meta:object-count="0" meta:page-count="3" meta:paragraph-count="42" meta:word-count="1429" meta:character-count="8256"/>
  </office:meta>
</office:document-meta>
</file>